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545cm" style:rel-column-width="5957*"/>
    </style:style>
    <style:style style:name="Tableau1.D" style:family="table-column">
      <style:table-column-properties style:column-width="1.545cm" style:rel-column-width="5958*"/>
    </style:style>
    <style:style style:name="Tableau1.K" style:family="table-column">
      <style:table-column-properties style:column-width="1.547cm" style:rel-column-width="596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K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e1b2" officeooo:paragraph-rsid="0011e1b2"/>
    </style:style>
    <style:style style:name="P2" style:family="paragraph" style:parent-style-name="Standard">
      <style:text-properties officeooo:rsid="0011e1b2" officeooo:paragraph-rsid="0014a8d0"/>
    </style:style>
    <style:style style:name="P3" style:family="paragraph" style:parent-style-name="Standard">
      <style:text-properties officeooo:rsid="0011e2e7" officeooo:paragraph-rsid="00133263"/>
    </style:style>
    <style:style style:name="P4" style:family="paragraph" style:parent-style-name="Standard">
      <style:text-properties officeooo:paragraph-rsid="0011e1b2"/>
    </style:style>
    <style:style style:name="P5" style:family="paragraph" style:parent-style-name="Standard">
      <style:text-properties officeooo:paragraph-rsid="0011e2e7"/>
    </style:style>
    <style:style style:name="P6" style:family="paragraph" style:parent-style-name="Standard">
      <style:text-properties officeooo:rsid="00139695" officeooo:paragraph-rsid="00139695"/>
    </style:style>
    <style:style style:name="P7" style:family="paragraph" style:parent-style-name="Standard">
      <style:text-properties officeooo:rsid="0014a8d0" officeooo:paragraph-rsid="0014a8d0"/>
    </style:style>
    <style:style style:name="P8" style:family="paragraph" style:parent-style-name="Standard">
      <style:text-properties officeooo:rsid="00158f74" officeooo:paragraph-rsid="00158f74"/>
    </style:style>
    <style:style style:name="P9" style:family="paragraph" style:parent-style-name="Standard">
      <style:text-properties officeooo:rsid="0011e2e7" officeooo:paragraph-rsid="0011e2e7"/>
    </style:style>
    <style:style style:name="P10" style:family="paragraph" style:parent-style-name="Standard">
      <style:text-properties officeooo:rsid="0011e1b2" officeooo:paragraph-rsid="0011e1b2"/>
    </style:style>
    <style:style style:name="P11" style:family="paragraph" style:parent-style-name="Standard">
      <style:text-properties officeooo:rsid="00183647" officeooo:paragraph-rsid="00183647"/>
    </style:style>
    <style:style style:name="P12" style:family="paragraph" style:parent-style-name="Standard">
      <style:text-properties style:text-position="0% 100%" officeooo:rsid="0011e1b2" officeooo:paragraph-rsid="0011e1b2"/>
    </style:style>
    <style:style style:name="P13" style:family="paragraph" style:parent-style-name="Standard">
      <style:text-properties officeooo:paragraph-rsid="00183647"/>
    </style:style>
    <style:style style:name="P14" style:family="paragraph" style:parent-style-name="Standard">
      <style:text-properties officeooo:rsid="00158f74" officeooo:paragraph-rsid="00158f74"/>
    </style:style>
    <style:style style:name="P15" style:family="paragraph" style:parent-style-name="Standard">
      <style:text-properties officeooo:paragraph-rsid="00158f74"/>
    </style:style>
    <style:style style:name="P16" style:family="paragraph" style:parent-style-name="Standard">
      <style:text-properties officeooo:rsid="0019e715" officeooo:paragraph-rsid="0019e715"/>
    </style:style>
    <style:style style:name="P17" style:family="paragraph" style:parent-style-name="Table_20_Contents">
      <style:paragraph-properties fo:text-align="center" style:justify-single-word="false"/>
      <style:text-properties officeooo:rsid="0011e1b2" officeooo:paragraph-rsid="0011e1b2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83647" officeooo:paragraph-rsid="00183647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11e1b2"/>
    </style:style>
    <style:style style:name="T2" style:family="text">
      <style:text-properties style:font-name="sans-serif"/>
    </style:style>
    <style:style style:name="T3" style:family="text">
      <style:text-properties officeooo:rsid="0011e2e7"/>
    </style:style>
    <style:style style:name="T4" style:family="text">
      <style:text-properties officeooo:rsid="00133263"/>
    </style:style>
    <style:style style:name="T5" style:family="text">
      <style:text-properties officeooo:rsid="00180044"/>
    </style:style>
    <style:style style:name="T6" style:family="text">
      <style:text-properties officeooo:rsid="00183647"/>
    </style:style>
    <style:style style:name="T7" style:family="text">
      <style:text-properties style:text-position="sub 58%"/>
    </style:style>
    <style:style style:name="T8" style:family="text">
      <style:text-properties style:text-position="sub 58%" officeooo:rsid="00183647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183647"/>
    </style:style>
    <style:style style:name="T11" style:family="text">
      <style:text-properties officeooo:rsid="0019e715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2.1</text:span> <text:span text:style-name="T2">Conception</text:span><text:line-break/><text:span text:style-name="T2">2.1.1</text:span> <text:span text:style-name="T2">Etat/Individu</text:span></text:p>
      <text:p text:style-name="P1">1)</text:p>
      <text:p text:style-name="P11">26 lettres</text:p>
      <text:p text:style-name="P11">40 positions</text:p>
      <text:p text:style-name="P11"/>
      <text:p text:style-name="P13"><text:span text:style-name="T6">Nous imposons que la configurations optimales correspond à position la touche T1 à la position P</text:span><text:span text:style-name="T8">1,1</text:span><text:span text:style-name="T10">, la touche T2 à la position P</text:span><text:span text:style-name="T8">1,2</text:span><text:span text:style-name="T10">.</text:span></text:p>
      <text:p text:style-name="P11"><text:span text:style-name="T10">D</text:span><text:span text:style-name="T9">ans cette configuration, les connexions imposées correspondent aux connexions avec leurs voisins immédiat.</text:span></text:p>
      <text:p text:style-name="P12"/>
      <table:table table:name="Tableau1" table:style-name="Tableau1">
        <table:table-column table:style-name="Tableau1.A" table:number-columns-repeated="3"/>
        <table:table-column table:style-name="Tableau1.D"/>
        <table:table-column table:style-name="Tableau1.A" table:number-columns-repeated="2"/>
        <table:table-column table:style-name="Tableau1.D"/>
        <table:table-column table:style-name="Tableau1.A" table:number-columns-repeated="2"/>
        <table:table-column table:style-name="Tableau1.D"/>
        <table:table-column table:style-name="Tableau1.K"/>
        <table:table-row table:style-name="TableLine94695568062112">
          <table:table-cell table:style-name="Tableau1.A1" office:value-type="string">
            <text:p text:style-name="P18">P<text:span text:style-name="T7">i,j</text:span>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8">2</text:p>
          </table:table-cell>
          <table:table-cell table:style-name="Tableau1.A1" office:value-type="string">
            <text:p text:style-name="P18">3</text:p>
          </table:table-cell>
          <table:table-cell table:style-name="Tableau1.A1" office:value-type="string">
            <text:p text:style-name="P18">4</text:p>
          </table:table-cell>
          <table:table-cell table:style-name="Tableau1.A1" office:value-type="string">
            <text:p text:style-name="P18">5</text:p>
          </table:table-cell>
          <table:table-cell table:style-name="Tableau1.A1" office:value-type="string">
            <text:p text:style-name="P18">6</text:p>
          </table:table-cell>
          <table:table-cell table:style-name="Tableau1.A1" office:value-type="string">
            <text:p text:style-name="P18">7</text:p>
          </table:table-cell>
          <table:table-cell table:style-name="Tableau1.A1" office:value-type="string">
            <text:p text:style-name="P18">8</text:p>
          </table:table-cell>
          <table:table-cell table:style-name="Tableau1.A1" office:value-type="string">
            <text:p text:style-name="P18">9</text:p>
          </table:table-cell>
          <table:table-cell table:style-name="Tableau1.K1" office:value-type="string">
            <text:p text:style-name="P18">10</text:p>
          </table:table-cell>
        </table:table-row>
        <table:table-row table:style-name="TableLine94695568062112">
          <table:table-cell table:style-name="Tableau1.A2" office:value-type="string">
            <text:p text:style-name="P18">1</text:p>
          </table:table-cell>
          <table:table-cell table:style-name="Tableau1.A2" office:value-type="string">
            <text:p text:style-name="P17">T1</text:p>
          </table:table-cell>
          <table:table-cell table:style-name="Tableau1.A2" office:value-type="string">
            <text:p text:style-name="P17">T2</text:p>
          </table:table-cell>
          <table:table-cell table:style-name="Tableau1.A2" office:value-type="string">
            <text:p text:style-name="P17">T3</text:p>
          </table:table-cell>
          <table:table-cell table:style-name="Tableau1.A2" office:value-type="string">
            <text:p text:style-name="P17">T4</text:p>
          </table:table-cell>
          <table:table-cell table:style-name="Tableau1.A2" office:value-type="string">
            <text:p text:style-name="P17">T5</text:p>
          </table:table-cell>
          <table:table-cell table:style-name="Tableau1.A2" office:value-type="string">
            <text:p text:style-name="P17">T6</text:p>
          </table:table-cell>
          <table:table-cell table:style-name="Tableau1.A2" office:value-type="string">
            <text:p text:style-name="P17">T7</text:p>
          </table:table-cell>
          <table:table-cell table:style-name="Tableau1.A2" office:value-type="string">
            <text:p text:style-name="P17">T8</text:p>
          </table:table-cell>
          <table:table-cell table:style-name="Tableau1.A2" office:value-type="string">
            <text:p text:style-name="P17">T9</text:p>
          </table:table-cell>
          <table:table-cell table:style-name="Tableau1.K2" office:value-type="string">
            <text:p text:style-name="P17">T10</text:p>
          </table:table-cell>
        </table:table-row>
        <table:table-row table:style-name="TableLine94695568142416">
          <table:table-cell table:style-name="Tableau1.A2" office:value-type="string">
            <text:p text:style-name="P18">2</text:p>
          </table:table-cell>
          <table:table-cell table:style-name="Tableau1.A2" office:value-type="string">
            <text:p text:style-name="P17">T11</text:p>
          </table:table-cell>
          <table:table-cell table:style-name="Tableau1.A2" office:value-type="string">
            <text:p text:style-name="P17">T12</text:p>
          </table:table-cell>
          <table:table-cell table:style-name="Tableau1.A2" office:value-type="string">
            <text:p text:style-name="P17">T13</text:p>
          </table:table-cell>
          <table:table-cell table:style-name="Tableau1.A2" office:value-type="string">
            <text:p text:style-name="P17">T14</text:p>
          </table:table-cell>
          <table:table-cell table:style-name="Tableau1.A2" office:value-type="string">
            <text:p text:style-name="P17">T15</text:p>
          </table:table-cell>
          <table:table-cell table:style-name="Tableau1.A2" office:value-type="string">
            <text:p text:style-name="P17">T16</text:p>
          </table:table-cell>
          <table:table-cell table:style-name="Tableau1.A2" office:value-type="string">
            <text:p text:style-name="P17">T17</text:p>
          </table:table-cell>
          <table:table-cell table:style-name="Tableau1.A2" office:value-type="string">
            <text:p text:style-name="P17">T18</text:p>
          </table:table-cell>
          <table:table-cell table:style-name="Tableau1.A2" office:value-type="string">
            <text:p text:style-name="P17">T19</text:p>
          </table:table-cell>
          <table:table-cell table:style-name="Tableau1.K2" office:value-type="string">
            <text:p text:style-name="P17">T20</text:p>
          </table:table-cell>
        </table:table-row>
        <table:table-row table:style-name="TableLine94695568144784">
          <table:table-cell table:style-name="Tableau1.A2" office:value-type="string">
            <text:p text:style-name="P18">3</text:p>
          </table:table-cell>
          <table:table-cell table:style-name="Tableau1.A2" office:value-type="string">
            <text:p text:style-name="P17">T21</text:p>
          </table:table-cell>
          <table:table-cell table:style-name="Tableau1.A2" office:value-type="string">
            <text:p text:style-name="P17">T22</text:p>
          </table:table-cell>
          <table:table-cell table:style-name="Tableau1.A2" office:value-type="string">
            <text:p text:style-name="P17">T23</text:p>
          </table:table-cell>
          <table:table-cell table:style-name="Tableau1.A2" office:value-type="string">
            <text:p text:style-name="P17">T24</text:p>
          </table:table-cell>
          <table:table-cell table:style-name="Tableau1.A2" office:value-type="string">
            <text:p text:style-name="P17">T25</text:p>
          </table:table-cell>
          <table:table-cell table:style-name="Tableau1.A2" office:value-type="string">
            <text:p text:style-name="P17">T26</text:p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K2" office:value-type="string">
            <text:p text:style-name="P19"/>
          </table:table-cell>
        </table:table-row>
        <table:table-row table:style-name="TableLine94695568146368">
          <table:table-cell table:style-name="Tableau1.A2" office:value-type="string">
            <text:p text:style-name="P18">4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K2" office:value-type="string">
            <text:p text:style-name="P19"/>
          </table:table-cell>
        </table:table-row>
      </table:table>
      <text:p text:style-name="P6">(optimal d’après notre hypothèse)</text:p>
      <text:p text:style-name="P1"/>
      <text:p text:style-name="P4"><text:span text:style-name="T1">O</text:span><text:span text:style-name="T3">n a donc 26 variables TLij </text:span></text:p>
      <text:p text:style-name="P9">avec <text:span text:style-name="T5">DT</text:span>L € [1,26] représentant les 26 lettres de l’alphabet latin</text:p>
      <text:p text:style-name="P3">et <text:span text:style-name="T4">i </text:span>€ [1,4] représentant la ligne</text:p>
      <text:p text:style-name="P5"><text:span text:style-name="T3">et </text:span><text:span text:style-name="T4">j </text:span><text:span text:style-name="T3">€ [1,10] représentant la colonne</text:span></text:p>
      <text:p text:style-name="P5"/>
      <text:p text:style-name="P5"/>
      <text:p text:style-name="P1"/>
      <text:p text:style-name="P1"/>
      <text:p text:style-name="P2">2)</text:p>
      <text:p text:style-name="P2">L’espace de recherche correspond au nombre de configuration possible. Il y a 26 lettres à placer, ce qui fait 26! configurations possibles.</text:p>
      <text:p text:style-name="P1"/>
      <text:p text:style-name="P7">3)</text:p>
      <text:p text:style-name="P7">Fonction objective : pour une paire donnée dans un texte, calculer la distance ce ces deux lettres sur le clavier qu’on multiplier leur fréquence présent dans le fichier freqbigramme.txt.</text:p>
      <text:p text:style-name="P7"/>
      <text:p text:style-name="P8">Somme des résultats pour les paires obtenues pour trouver la meilleure optimisation.</text:p>
      <text:p text:style-name="P8"/>
      <text:p text:style-name="P8">4<text:span text:style-name="T11">)</text:span></text:p>
      <text:p text:style-name="P16">quand on tape avec un doigt :</text:p>
      <text:p text:style-name="P15"><draw:frame draw:style-name="fr1" draw:name="Objet1" text:anchor-type="as-char" svg:y="-0.432cm" svg:width="6.249cm" svg:height="0.58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5"/>
      <text:p text:style-name="P16">quand on tape avec deux doigt :</text:p>
      <text:p text:style-name="P16"/>
      <text:p text:style-name="P15"><draw:frame draw:style-name="fr1" draw:name="Objet2" text:anchor-type="as-char" svg:y="-0.432cm" svg:width="7.138cm" svg:height="0.586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draw:frame draw:style-name="fr1" draw:name="Objet3" text:anchor-type="as-char" svg:y="-0.386cm" svg:width="10.804cm" svg:height="0.542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30T14:00:40.652550459</meta:creation-date>
    <meta:generator>LibreOffice/6.4.7.2$Linux_X86_64 LibreOffice_project/40$Build-2</meta:generator>
    <dc:date>2023-03-30T15:31:46.848568689</dc:date>
    <meta:editing-duration>PT33M12S</meta:editing-duration>
    <meta:editing-cycles>9</meta:editing-cycles>
    <meta:document-statistic meta:table-count="1" meta:image-count="0" meta:object-count="3" meta:page-count="1" meta:paragraph-count="62" meta:word-count="201" meta:character-count="1059" meta:non-whitespace-character-count="917"/>
  </office:meta>
</office:document-meta>
</file>

<file path=Object 1/content.xml><?xml version="1.0" encoding="utf-8"?>
<math xmlns="http://www.w3.org/1998/Math/MathML" display="block">
  <semantics>
    <mrow>
      <mrow>
        <mo stretchy="false">∑</mo>
        <mi mathvariant="italic">dist</mi>
      </mrow>
      <mrow>
        <mrow>
          <mo fence="true" stretchy="false">(</mo>
          <mrow>
            <mrow>
              <msub>
                <mi>P</mi>
                <mrow>
                  <mi>i</mi>
                  <mi>,</mi>
                  <mi>j</mi>
                </mrow>
              </msub>
              <mi>,</mi>
              <msub>
                <mi>P</mi>
                <mrow>
                  <mi>i</mi>
                  <mi>'</mi>
                  <mi>,</mi>
                  <mi>j</mi>
                  <mi>'</mi>
                </mrow>
              </msub>
            </mrow>
          </mrow>
          <mo fence="true" stretchy="false">)</mo>
        </mrow>
        <mo stretchy="false">∗</mo>
        <mi mathvariant="italic">freq</mi>
      </mrow>
      <mrow>
        <mo fence="true" stretchy="false">(</mo>
        <mrow>
          <mrow>
            <msub>
              <mi>P</mi>
              <mrow>
                <mi>i</mi>
                <mi>,</mi>
                <mi>j</mi>
              </mrow>
            </msub>
            <mi>,</mi>
            <msub>
              <mi>P</mi>
              <mrow>
                <mi>i</mi>
                <mi>'</mi>
                <mi>,</mi>
                <mi>j</mi>
                <mi>'</mi>
              </mrow>
            </msub>
          </mrow>
        </mrow>
        <mo fence="true" stretchy="false">)</mo>
      </mrow>
    </mrow>
    <annotation encoding="StarMath 5.0">sum dist(  P_{i,j},P_{i',j'} )*freq(P_{i,j},P_{i',j'})
</annotation>
  </semantics>
</math>
</file>

<file path=Object 2/content.xml><?xml version="1.0" encoding="utf-8"?>
<math xmlns="http://www.w3.org/1998/Math/MathML" display="block">
  <semantics>
    <mrow>
      <mrow>
        <mo stretchy="false">∑</mo>
        <mi mathvariant="italic">dist</mi>
      </mrow>
      <mrow>
        <mrow>
          <mo fence="true" stretchy="false">(</mo>
          <mrow>
            <mrow>
              <msub>
                <mi>P</mi>
                <mrow>
                  <mi>i</mi>
                  <mi>,</mi>
                  <mi>j</mi>
                </mrow>
              </msub>
              <mi>,</mi>
              <msub>
                <mi>P</mi>
                <mrow>
                  <mi>i</mi>
                  <mi>'</mi>
                  <mi>,</mi>
                  <mi>j</mi>
                  <mi>'</mi>
                </mrow>
              </msub>
            </mrow>
          </mrow>
          <mo fence="true" stretchy="false">)</mo>
        </mrow>
        <mo stretchy="false">∗</mo>
        <mi mathvariant="italic">freq</mi>
      </mrow>
      <mrow>
        <mrow>
          <mo fence="true" stretchy="false">(</mo>
          <mrow>
            <mrow>
              <msub>
                <mi>P</mi>
                <mrow>
                  <mi>i</mi>
                  <mi>,</mi>
                  <mi>j</mi>
                </mrow>
              </msub>
              <mi>,</mi>
              <msub>
                <mi>P</mi>
                <mrow>
                  <mi>i</mi>
                  <mi>'</mi>
                  <mi>,</mi>
                  <mi>j</mi>
                  <mi>'</mi>
                </mrow>
              </msub>
            </mrow>
          </mrow>
          <mo fence="true" stretchy="false">)</mo>
        </mrow>
        <mo stretchy="false">∗</mo>
        <msub>
          <mi>m</mi>
          <mrow>
            <mi>i</mi>
            <mi>,</mi>
            <mi>j</mi>
          </mrow>
        </msub>
      </mrow>
    </mrow>
    <annotation encoding="StarMath 5.0">sum dist(  P_{i,j},P_{i',j'} )*freq(P_{i,j},P_{i',j'})*m_{i,j}
</annotation>
  </semantics>
</math>
</file>

<file path=Object 3/content.xml><?xml version="1.0" encoding="utf-8"?>
<math xmlns="http://www.w3.org/1998/Math/MathML" display="block">
  <semantics>
    <mrow>
      <mrow>
        <msub>
          <mi>m</mi>
          <mrow>
            <mi>i</mi>
            <mi>,</mi>
            <mi>j</mi>
          </mrow>
        </msub>
        <mo stretchy="false">=</mo>
        <mn>1</mn>
      </mrow>
      <mi mathvariant="italic">si</mi>
      <mrow>
        <mo fence="true" stretchy="false">(</mo>
        <mrow>
          <mrow>
            <mrow>
              <mn>1</mn>
              <mo stretchy="false">⩽</mo>
              <mi>i</mi>
              <mo stretchy="false">⩽</mo>
              <mn>5</mn>
            </mrow>
            <mi mathvariant="italic">et</mi>
            <mrow>
              <mn>1</mn>
              <mo stretchy="false">⩽</mo>
              <mi>i</mi>
            </mrow>
            <mrow>
              <mi>'</mi>
              <mo stretchy="false">⩽</mo>
              <mn>5</mn>
            </mrow>
          </mrow>
        </mrow>
        <mo fence="true" stretchy="false">)</mo>
      </mrow>
      <mi mathvariant="italic">ou</mi>
      <mrow>
        <mo fence="true" stretchy="false">(</mo>
        <mrow>
          <mrow>
            <mrow>
              <mn>6</mn>
              <mo stretchy="false">⩽</mo>
              <mi>i</mi>
              <mo stretchy="false">⩽</mo>
              <mn>10</mn>
            </mrow>
            <mi mathvariant="italic">et</mi>
            <mrow>
              <mn>6</mn>
              <mo stretchy="false">⩽</mo>
              <mi>i</mi>
            </mrow>
            <mrow>
              <mi>'</mi>
              <mo stretchy="false">⩽</mo>
              <mn>10</mn>
            </mrow>
          </mrow>
        </mrow>
        <mo fence="true" stretchy="false">)</mo>
      </mrow>
      <mi mathvariant="italic">sinon</mi>
      <mn>0</mn>
    </mrow>
    <annotation encoding="StarMath 5.0">m_{i,j} = 1 si (1 leslant i leslant 5 et 1 leslant i' leslant 5) ou (6 leslant i leslant 10 et 6 leslant i' leslant 10) sinon 0</annotation>
  </semantics>
</math>
</file>